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772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083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  <style:map style:condition="cell-content()&lt;-1" style:apply-style-name="Grün_20_Fett" style:base-cell-address="Tabelle1.H1"/>
      <style:map style:condition="cell-content()&gt;1" style:apply-style-name="Rot_20_Fett" style:base-cell-address="Tabelle1.H1"/>
    </style:style>
    <style:style style:name="ce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  <style:map style:condition="cell-content()&lt;0" style:apply-style-name="Grün_20_Fett" style:base-cell-address="Tabelle1.H388"/>
      <style:map style:condition="cell-content()&gt;0" style:apply-style-name="Rot_20_Fett" style:base-cell-address="Tabelle1.H388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ext-properties fo:font-size="12pt" fo:font-weight="normal" style:font-size-asian="12pt" style:font-weight-asian="normal" style:font-size-complex="12pt" style:font-weight-complex="normal"/>
      <style:map style:condition="cell-content()&lt;-1" style:apply-style-name="Grün_20_Fett" style:base-cell-address="Tabelle1.L1"/>
      <style:map style:condition="cell-content()&gt;1" style:apply-style-name="Rot_20_Fett" style:base-cell-address="Tabelle1.L1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  <style:map style:condition="cell-content()&lt;-1" style:apply-style-name="Grün_20_Fett" style:base-cell-address="Tabelle1.L1"/>
      <style:map style:condition="cell-content()&gt;1" style:apply-style-name="Rot_20_Fett" style:base-cell-address="Tabelle1.L1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6"/>
        <table:table-column table:style-name="co3" table:default-cell-style-name="ce2"/>
        <table:table-column table:style-name="co4" table:default-cell-style-name="ce2"/>
        <table:table-column table:style-name="co7" table:default-cell-style-name="Default"/>
        <table:table-column table:style-name="co6" table:default-cell-style-name="ce9"/>
        <table:table-column table:style-name="co4" table:default-cell-style-name="ce2"/>
        <table:table-column table:style-name="co4" table:default-cell-style-name="ce6"/>
        <table:table-column table:style-name="co4" table:number-columns-repeated="1007" table:default-cell-style-name="ce2"/>
        <table:table-column table:style-name="co4" table:number-columns-repeated="3" table:default-cell-style-name="Default"/>
        <table:table-row table:style-name="ro1">
          <table:table-cell office:value-type="string">
            <text:p>./heap/polarity_tests/wellformed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]-[.E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>
            <text:p>./heap/polarity_tests/wellformed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]-[.E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]-[.E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4]-[.E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5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5" table:formula="of:=[.B5]-[.E5]" office:value-type="float" office:value="2">
            <text:p>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6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6]-[.E6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7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7]-[.E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8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8]-[.E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9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9]-[.E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1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0]-[.E1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polarity_tests/wellformed1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1]-[.E1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2]-[.E1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AbsoluteValues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3]-[.E1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WithJum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4]-[.E1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addWithTwoBlockContract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5]-[.E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generateByteArray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6]-[.E1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getLength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7]-[.E1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squar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8]-[.E1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unnecessaryBlockContrac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9]-[.E1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block_contracts/Simple__unnecessaryLoopInvaria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0]-[.E2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ml-assert/asser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1]-[.E2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ArrayList_contain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2]-[.E2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ArrayList_get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23]-[.E23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ArrayList_siz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4]-[.E2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3_secur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5]-[.E2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4_secur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6]-[.E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5_secur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7]-[.E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6_secur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28]-[.E2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9_secure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29]-[.E29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add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table:style-name="ce5" table:formula="of:=[.B30]-[.E30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ArrayList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31]-[.E3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concatenate.key</text:p>
          </table:table-cell>
          <table:table-cell office:value-type="float" office:value="33">
            <text:p>33</text:p>
          </table:table-cell>
          <table:table-cell office:value-type="string">
            <text:p>sec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sec</text:p>
          </table:table-cell>
          <table:table-cell/>
          <table:table-cell table:style-name="ce5" table:formula="of:=[.B32]-[.E3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contains_dep.key</text:p>
          </table:table-cell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table:style-name="ce5" table:formula="of:=[.B33]-[.E33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enlarge.key</text:p>
          </table:table-cell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table:style-name="ce5" table:formula="of:=[.B34]-[.E3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footprin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5]-[.E3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get_dep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36]-[.E3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get_exceptional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37]-[.E37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get_normal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38]-[.E38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inv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39]-[.E39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iterator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40]-[.E4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size_dep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41]-[.E4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_siz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42]-[.E4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ArrayListIterator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43]-[.E43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hasNext_dep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44]-[.E4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hasNext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45]-[.E4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inv.key</text:p>
          </table:table-cell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table:style-name="ce5" table:formula="of:=[.B46]-[.E46]" office:value-type="float" office:value="3">
            <text:p>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lis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47]-[.E4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next_exceptional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48]-[.E4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next_normal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49]-[.E4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ArrayList.ArrayListIterator_po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50]-[.E5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Client_m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51]-[.E5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Client_n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52]-[.E5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get_exceptional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53]-[.E53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get_normal.key</text:p>
          </table:table-cell>
          <table:table-cell office:value-type="float" office:value="21">
            <text:p>21</text:p>
          </table:table-cell>
          <table:table-cell office:value-type="string">
            <text:p>sec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table:style-name="ce5" table:formula="of:=[.B54]-[.E54]" office:value-type="float" office:value="2">
            <text:p>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LinkedList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55]-[.E5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size_dep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56]-[.E5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LinkedList_size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57]-[.E5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MySet_footprin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58]-[.E5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/MySet_MySet.key</text:p>
          </table:table-cell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59]-[.E5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add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60]-[.E6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ArrayList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61]-[.E6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enlarge.key</text:p>
          </table:table-cell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sec</text:p>
          </table:table-cell>
          <table:table-cell/>
          <table:table-cell table:style-name="ce5" table:formula="of:=[.B62]-[.E62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get_dep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63]-[.E6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get_exceptional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64]-[.E6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get_normal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65]-[.E6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inv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66]-[.E6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size_de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67]-[.E6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ghost/ArrayList_siz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68]-[.E6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recursiveSpec/ListOperationsNonNull_getNextNN_normal_behavior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69]-[.E6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recursiveSpec/ListOperationsNonNull_setValueAt_normal_behavior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70]-[.E7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list_recursiveSpec/ListOperationsNonNull_remove_normal_behavior.key</text:p>
          </table:table-cell>
          <table:table-cell office:value-type="float" office:value="21">
            <text:p>21</text:p>
          </table:table-cell>
          <table:table-cell office:value-type="string">
            <text:p>sec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sec</text:p>
          </table:table-cell>
          <table:table-cell/>
          <table:table-cell table:style-name="ce5" table:formula="of:=[.B71]-[.E71]" office:value-type="float" office:value="-11">
            <text:p>-1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ExampleObserver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72]-[.E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inv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73]-[.E7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subjec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74]-[.E7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updat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75]-[.E7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upToDat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76]-[.E7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Observer_valu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77]-[.E7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addObserver.key</text:p>
          </table:table-cell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sec</text:p>
          </table:table-cell>
          <table:table-cell/>
          <table:table-cell table:style-name="ce5" table:formula="of:=[.B78]-[.E78]" office:value-type="float" office:value="-3">
            <text:p>-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chang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79]-[.E7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ExampleSubject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80]-[.E80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footprin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81]-[.E8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inv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table:style-name="ce5" table:formula="of:=[.B82]-[.E82]" office:value-type="float" office:value="-3">
            <text:p>-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notifyObserver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83]-[.E8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value_de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84]-[.E8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observer/ExampleSubject_valu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85]-[.E8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addleback_search/Saddleback_search.key</text:p>
          </table:table-cell>
          <table:table-cell office:value-type="float" office:value="69">
            <text:p>69</text:p>
          </table:table-cell>
          <table:table-cell office:value-type="string">
            <text:p>sec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sec</text:p>
          </table:table-cell>
          <table:table-cell/>
          <table:table-cell table:style-name="ce5" table:formula="of:=[.B86]-[.E8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nonymise_datagrou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87]-[.E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rray_creation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88]-[.E8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rrays_with_disjoint_sort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89]-[.E8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rray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90]-[.E9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attribute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91]-[.E9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constructor_contracts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92]-[.E9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dependenci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93]-[.E9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dependency_contracts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94]-[.E9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invariant_preservation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95]-[.E9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locset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96]-[.E9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loop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97]-[.E9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loop2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98]-[.E9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modifies_datagroup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99]-[.E9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modifi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00]-[.E10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object_creat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01]-[.E10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operation_contracts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02]-[.E102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select_stor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03]-[.E10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selection_sort.key</text:p>
          </table:table-cell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table:style-name="ce5" table:formula="of:=[.B104]-[.E10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imple/seq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05]-[.E10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add.key</text:p>
          </table:table-cell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table:style-name="ce5" table:formula="of:=[.B106]-[.E10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ArrayList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107]-[.E107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footprin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08]-[.E10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get_dep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09]-[.E10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ge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10]-[.E11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inv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11]-[.E11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size_dep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12]-[.E11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ArrayList_siz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13]-[.E11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Cell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14]-[.E11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footpri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15]-[.E1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getX_dep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16]-[.E11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getX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17]-[.E11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inv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18]-[.E11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_setX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19]-[.E11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CellClient_m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20]-[.E12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footprin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21]-[.E12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hasNext_dep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22]-[.E12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hasNext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23]-[.E12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inv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24]-[.E12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Iterator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25]-[.E12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list_dep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26]-[.E1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lis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27]-[.E1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Iterator_next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128]-[.E128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footprint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29]-[.E12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inv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30]-[.E130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push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31]-[.E131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ize_dep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32]-[.E132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iz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33]-[.E13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tack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134]-[.E13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mansEtAl/Stack_switchContents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35]-[.E13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Harness_sparseArrayTestHarness1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36]-[.E136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Harness_sparseArrayTestHarness2.key</text:p>
          </table:table-cell>
          <table:table-cell office:value-type="float" office:value="42">
            <text:p>42</text:p>
          </table:table-cell>
          <table:table-cell office:value-type="string">
            <text:p>sec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sec</text:p>
          </table:table-cell>
          <table:table-cell/>
          <table:table-cell table:style-name="ce5" table:formula="of:=[.B137]-[.E137]" office:value-type="float" office:value="-7">
            <text:p>-7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MemoryAllocator_alloc_unsigned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138]-[.E13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MemoryAllocator_alloc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39]-[.E139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get_dep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table:style-name="ce5" table:formula="of:=[.B140]-[.E140]" office:value-type="float" office:value="-3">
            <text:p>-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get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41]-[.E14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inv.key</text:p>
          </table:table-cell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sec</text:p>
          </table:table-cell>
          <table:table-cell/>
          <table:table-cell table:style-name="ce5" table:formula="of:=[.B142]-[.E142]" office:value-type="float" office:value="-15">
            <text:p>-15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acid0_01_SparseArray/SparseArray_SparseArray.key</text:p>
          </table:table-cell>
          <table:table-cell office:value-type="float" office:value="22">
            <text:p>22</text:p>
          </table:table-cell>
          <table:table-cell office:value-type="string">
            <text:p>sec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ec</text:p>
          </table:table-cell>
          <table:table-cell/>
          <table:table-cell table:style-name="ce5" table:formula="of:=[.B143]-[.E14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1_SumAndMax/SumAndMax_sumAndMax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table:style-name="ce5" table:formula="of:=[.B144]-[.E14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3_LinkedList/Node_cons.key</text:p>
          </table:table-cell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145]-[.E14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3_LinkedList/Node_inv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46]-[.E146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3_LinkedList/Node_search.key</text:p>
          </table:table-cell>
          <table:table-cell office:value-type="float" office:value="21">
            <text:p>21</text:p>
          </table:table-cell>
          <table:table-cell office:value-type="string">
            <text:p>sec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sec</text:p>
          </table:table-cell>
          <table:table-cell/>
          <table:table-cell table:style-name="ce5" table:formula="of:=[.B147]-[.E147]" office:value-type="float" office:value="-7">
            <text:p>-7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4_Queens/Queens_isConsistent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148]-[.E148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4_Queens/Queens_nQueens.key</text:p>
          </table:table-cell>
          <table:table-cell office:value-type="float" office:value="28">
            <text:p>28</text:p>
          </table:table-cell>
          <table:table-cell office:value-type="string">
            <text:p>sec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sec</text:p>
          </table:table-cell>
          <table:table-cell/>
          <table:table-cell table:style-name="ce5" table:formula="of:=[.B149]-[.E149]" office:value-type="float" office:value="-4">
            <text:p>-4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AmortizedQueue_AmortizedQueue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5" table:formula="of:=[.B150]-[.E150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AmortizedQueue_front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151]-[.E15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concat.key</text:p>
          </table:table-cell>
          <table:table-cell office:value-type="float" office:value="22">
            <text:p>22</text:p>
          </table:table-cell>
          <table:table-cell office:value-type="string">
            <text:p>sec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sec</text:p>
          </table:table-cell>
          <table:table-cell/>
          <table:table-cell table:style-name="ce5" table:formula="of:=[.B152]-[.E152]" office:value-type="float" office:value="-16">
            <text:p>-16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cons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5" table:formula="of:=[.B153]-[.E153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head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54]-[.E15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inv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155]-[.E15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ength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56]-[.E15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inkedList1.key</text:p>
          </table:table-cell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5" table:formula="of:=[.B157]-[.E157]" office:value-type="float" office:value="-3">
            <text:p>-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inkedList2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5" table:formula="of:=[.B158]-[.E158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LinkedList3.key</text:p>
          </table:table-cell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5" table:formula="of:=[.B159]-[.E159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reverse.key</text:p>
          </table:table-cell>
          <table:table-cell office:value-type="float" office:value="34">
            <text:p>34</text:p>
          </table:table-cell>
          <table:table-cell office:value-type="string">
            <text:p>sec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sec</text:p>
          </table:table-cell>
          <table:table-cell/>
          <table:table-cell table:style-name="ce5" table:formula="of:=[.B160]-[.E160]" office:value-type="float" office:value="-15">
            <text:p>-15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vstte10_05_Queue/LinkedList_tail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61]-[.E161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WeideEtAl_01_AddAndMultiply/AddAndMultiply_add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162]-[.E16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WeideEtAl_01_AddAndMultiply/AddAndMultiply_mul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63]-[.E16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WeideEtAl_02_BinarySearch/BinarySearch_search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164]-[.E16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trictly_pure/strictlyPureMethod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65]-[.E16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strictly_pure/useStrictlyPureMethod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66]-[.E166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binomial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67]-[.E16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binomial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68]-[.E16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div.key</text:p>
          </table:table-cell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c</text:p>
          </table:table-cell>
          <table:table-cell/>
          <table:table-cell table:style-name="ce5" table:formula="of:=[.B169]-[.E16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div_concret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70]-[.E17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div_instantiated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171]-[.E17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heck_jmod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72]-[.E1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omplexExpression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73]-[.E17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ompound_unaryMinu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74]-[.E17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omputation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175]-[.E17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cubicSum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176]-[.E17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divByZero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77]-[.E17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divisionAssoc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78]-[.E17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divisionBy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79]-[.E17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euclidean/gcdHelp-post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80]-[.E180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gemplusDecimal/add.key</text:p>
          </table:table-cell>
          <table:table-cell office:value-type="float" office:value="35">
            <text:p>35</text:p>
          </table:table-cell>
          <table:table-cell office:value-type="string">
            <text:p>sec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sec</text:p>
          </table:table-cell>
          <table:table-cell/>
          <table:table-cell table:style-name="ce5" table:formula="of:=[.B181]-[.E181]" office:value-type="float" office:value="-3">
            <text:p>-3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jdivevenodd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82]-[.E18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edian.key</text:p>
          </table:table-cell>
          <table:table-cell office:value-type="float" office:value="17">
            <text:p>17</text:p>
          </table:table-cell>
          <table:table-cell office:value-type="string">
            <text:p>sec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table:style-name="ce5" table:formula="of:=[.B183]-[.E18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od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84]-[.E18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od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85]-[.E18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mod7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86]-[.E18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overflow_hija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187]-[.E1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poly_division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88]-[.E18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ith/poly_division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89]-[.E18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2DimPrim.key</text:p>
          </table:table-cell>
          <table:table-cell office:value-type="float" office:value="15">
            <text:p>15</text:p>
          </table:table-cell>
          <table:table-cell office:value-type="string">
            <text:p>sec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</text:p>
          </table:table-cell>
          <table:table-cell/>
          <table:table-cell table:style-name="ce5" table:formula="of:=[.B190]-[.E19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StoreKnownDynTyp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91]-[.E19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reverseArray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192]-[.E19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throwArrayStoreExcept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93]-[.E19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creation/arrayCreation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94]-[.E19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BookExamples/02FirstOrderLogic/Ex2.58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95]-[.E19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BookExamples/03DynamicLogic/Sect3.3.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196]-[.E19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division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197]-[.E19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inequations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98]-[.E19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inequations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199]-[.E19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inequations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00]-[.E20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linApprox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01]-[.E20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02]-[.E20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03]-[.E20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04]-[.E20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nonLinInEqExample4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05]-[.E20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06]-[.E20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10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07]-[.E20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1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08]-[.E208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14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09]-[.E20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10]-[.E21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11]-[.E21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4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12]-[.E21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5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13]-[.E21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6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14]-[.E21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7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15]-[.E2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quadraticInEq8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16]-[.E21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17]-[.E21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18]-[.E21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19]-[.E21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3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5" table:formula="of:=[.B220]-[.E22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4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21]-[.E22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implify5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22]-[.E22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EqSimp/subsumptionExampl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23]-[.E22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instanceCreation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24]-[.E22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instanceCreation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25]-[.E22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interfacesAndAbstractClassesHaveNoInstanc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26]-[.E2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successiveCreatedObjectsAreDistinc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27]-[.E22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instanceCreation/testOverloadingConstructor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28]-[.E22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impleAttribut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29]-[.E22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arrayMax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230]-[.E23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arrayUpdateSim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31]-[.E23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attribute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32]-[.E23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break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33]-[.E23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har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34]-[.E23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mpileTimeConstants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35]-[.E23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ntinue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36]-[.E23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ntinue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37]-[.E23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complexAssignme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38]-[.E23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danglingElseSolution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39]-[.E23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danglingElseSolution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40]-[.E24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41]-[.E24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42]-[.E24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43]-[.E24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eptions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44]-[.E24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exchang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45]-[.E24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f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46]-[.E24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ncrementcounter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47]-[.E24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iteratedAssignme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48]-[.E24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vararg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249]-[.E24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for_Array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250]-[.E25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for_Iterabl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251]-[.E25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ava5/for_ReferenceArray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252]-[.E25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jml-bigint/cas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53]-[.E25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54]-[.E25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55]-[.E25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1box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56]-[.E25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57]-[.E25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methodCall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58]-[.E25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polishFlagSort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table:style-name="ce5" table:formula="of:=[.B259]-[.E259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postConditionTaclets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60]-[.E26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postConditionTaclets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61]-[.E26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quantifiedQuery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62]-[.E26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reverseArray.key</text:p>
          </table:table-cell>
          <table:table-cell office:value-type="float" office:value="17">
            <text:p>17</text:p>
          </table:table-cell>
          <table:table-cell office:value-type="string">
            <text:p>sec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table:style-name="ce5" table:formula="of:=[.B263]-[.E26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reverseArray2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sec</text:p>
          </table:table-cell>
          <table:table-cell/>
          <table:table-cell table:style-name="ce5" table:formula="of:=[.B264]-[.E26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impleAssignme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65]-[.E26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impleAssignment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66]-[.E26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plittingWithQueri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67]-[.E26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strassen/strassen.key</text:p>
          </table:table-cell>
          <table:table-cell office:value-type="float" office:value="29">
            <text:p>29</text:p>
          </table:table-cell>
          <table:table-cell office:value-type="string">
            <text:p>sec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sec</text:p>
          </table:table-cell>
          <table:table-cell/>
          <table:table-cell table:style-name="ce5" table:formula="of:=[.B268]-[.E268]" office:value-type="float" office:value="-7">
            <text:p>-7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testcontext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69]-[.E26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70]-[.E27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71]-[.E27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0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72]-[.E2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73]-[.E27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74]-[.E27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75]-[.E27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76]-[.E27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5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77]-[.E27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6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78]-[.E27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7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79]-[.E27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8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80]-[.E28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19.key</text:p>
          </table:table-cell>
          <table:table-cell office:value-type="float" office:value="10">
            <text:p>10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281]-[.E28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82]-[.E28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0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83]-[.E28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284]-[.E28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85]-[.E28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86]-[.E28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4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287]-[.E28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25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88]-[.E28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89]-[.E28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4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0]-[.E29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5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1]-[.E291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6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2]-[.E29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7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3]-[.E29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8.key</text:p>
          </table:table-cell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294]-[.E29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olySimp/simplify9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295]-[.E295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cou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6]-[.E29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count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7]-[.E29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count3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8]-[.E298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equalitie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299]-[.E29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equalities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0]-[.E30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equalities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1]-[.E30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function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2]-[.E30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mv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3]-[.E30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mv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4]-[.E30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quantifier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5]-[.E30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simpleEp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6]-[.E30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steam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07]-[.E30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PUZ/PUZ001p1.key</text:p>
          </table:table-cell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table:style-name="ce5" table:formula="of:=[.B308]-[.E30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PUZ/PUZ001p1-eq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09]-[.E30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PUZ/PUZ031p1.key</text:p>
          </table:table-cell>
          <table:table-cell office:value-type="float" office:value="23">
            <text:p>23</text:p>
          </table:table-cell>
          <table:table-cell office:value-type="string">
            <text:p>sec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sec</text:p>
          </table:table-cell>
          <table:table-cell/>
          <table:table-cell table:style-name="ce5" table:formula="of:=[.B310]-[.E310]" office:value-type="float" office:value="-50">
            <text:p>-5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27p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1]-[.E31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43p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2]-[.E31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45p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3]-[.E31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62p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4]-[.E31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ET/SET063p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5]-[.E31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YN/SYN036p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316]-[.E31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tptp/SYN/SYN550p1.key</text:p>
          </table:table-cell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c</text:p>
          </table:table-cell>
          <table:table-cell/>
          <table:table-cell table:style-name="ce5" table:formula="of:=[.B317]-[.E317]" office:value-type="float" office:value="5">
            <text:p>5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reallySimpl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8]-[.E31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sameName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19]-[.E319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ed_log/jbyteIfEx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20]-[.E32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allClausesLength4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21]-[.E32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allClausesLength5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22]-[.E32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doubleNeg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23]-[.E32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simples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24]-[.E32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prop_log/contraposition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25]-[.E32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elimination0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5" table:formula="of:=[.B326]-[.E32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PUZ001p1-eq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27]-[.E32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PUZ001p1.key</text:p>
          </table:table-cell>
          <table:table-cell office:value-type="float" office:value="17">
            <text:p>17</text:p>
          </table:table-cell>
          <table:table-cell office:value-type="string">
            <text:p>sec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sec</text:p>
          </table:table-cell>
          <table:table-cell/>
          <table:table-cell table:style-name="ce5" table:formula="of:=[.B328]-[.E32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PUZ031p1.key</text:p>
          </table:table-cell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ec</text:p>
          </table:table-cell>
          <table:table-cell/>
          <table:table-cell table:style-name="ce5" table:formula="of:=[.B329]-[.E32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heuristic_SYN036p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330]-[.E33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injectivity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1]-[.E33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2]-[.E33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3]-[.E33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4]-[.E33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table:style-name="ce5" table:formula="of:=[.B335]-[.E335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4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36]-[.E33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5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7]-[.E33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6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8]-[.E33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7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39]-[.E33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8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40]-[.E340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9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41]-[.E34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42]-[.E34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2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43]-[.E34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normalisation13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44]-[.E34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quantifiers/triggers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45]-[.E34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cascadeStaticInitialisation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table:style-name="ce5" table:formula="of:=[.B346]-[.E346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erroneousClassImpliesErroneousSubclas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47]-[.E347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initializedSubclassImpliesInitializedSuperclass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48]-[.E34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localDeclared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49]-[.E349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localDeclaredMethod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50]-[.E35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objectOfErroneousClass.key</text:p>
          </table:table-cell>
          <table:table-cell office:value-type="float" office:value="22">
            <text:p>22</text:p>
          </table:table-cell>
          <table:table-cell office:value-type="string">
            <text:p>sec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sec</text:p>
          </table:table-cell>
          <table:table-cell/>
          <table:table-cell table:style-name="ce5" table:formula="of:=[.B351]-[.E351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aticInitialisation/staticInitialisersAreNonSimple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352]-[.E35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harAt0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53]-[.E353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harAt1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54]-[.E354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oncat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55]-[.E35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concat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56]-[.E35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deriveLength1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57]-[.E35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emptyStringLengthZero.key</text:p>
          </table:table-cell>
          <table:table-cell office:value-type="float" office:value="4">
            <text:p>4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58]-[.E358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BooleanStringConvers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59]-[.E35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BooleanStringConversion2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60]-[.E36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IntStringConversion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61]-[.E36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NullStringConvers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62]-[.E36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NullStringConversion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63]-[.E363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implicitObjectStringConversion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364]-[.E364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literalEquality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65]-[.E36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replace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66]-[.E366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replace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67]-[.E367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impleAssignment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68]-[.E36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impleLengthComp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69]-[.E36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CompileTimeConstant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70]-[.E37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CompileTimeConstant2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c</text:p>
          </table:table-cell>
          <table:table-cell/>
          <table:table-cell table:style-name="ce5" table:formula="of:=[.B371]-[.E371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Equality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72]-[.E372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tringEquality2.key</text:p>
          </table:table-cell>
          <table:table-cell office:value-type="float" office:value="9">
            <text:p>9</text:p>
          </table:table-cell>
          <table:table-cell office:value-type="string">
            <text:p>se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table:style-name="ce5" table:formula="of:=[.B373]-[.E373]" office:value-type="float" office:value="2">
            <text:p>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0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74]-[.E374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1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75]-[.E375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2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76]-[.E37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3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77]-[.E377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4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78]-[.E37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strings/substring5.key</text:p>
          </table:table-cell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79]-[.E379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_testcase/classpath/classpath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80]-[.E380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consistent_represents/MyClass_m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style-name="ce5" table:formula="of:=[.B381]-[.E381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consistent_represents/MyClass_n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82]-[.E382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1_insecur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83]-[.E383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heap/information_flow/UpdateAbstraction_ex7_2_insecure.key</text:p>
          </table:table-cell>
          <table:table-cell office:value-type="float" office:value="7">
            <text:p>7</text:p>
          </table:table-cell>
          <table:table-cell office:value-type="string">
            <text:p>se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ec</text:p>
          </table:table-cell>
          <table:table-cell/>
          <table:table-cell table:style-name="ce5" table:formula="of:=[.B384]-[.E384]" office:value-type="float" office:value="1">
            <text:p>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2Dim.key</text:p>
          </table:table-cell>
          <table:table-cell office:value-type="float" office:value="18">
            <text:p>18</text:p>
          </table:table-cell>
          <table:table-cell office:value-type="string">
            <text:p>sec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ec</text:p>
          </table:table-cell>
          <table:table-cell/>
          <table:table-cell table:style-name="ce5" table:formula="of:=[.B385]-[.E385]" office:value-type="float" office:value="-4">
            <text:p>-4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array2DimClose.key</text:p>
          </table:table-cell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ec</text:p>
          </table:table-cell>
          <table:table-cell/>
          <table:table-cell table:style-name="ce5" table:formula="of:=[.B386]-[.E386]" office:value-type="float" office:value="-1">
            <text:p>-1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arrays/arrayStoreException/throwASEForPrim.key</text:p>
          </table:table-cell>
          <table:table-cell office:value-type="float" office:value="17">
            <text:p>17</text:p>
          </table:table-cell>
          <table:table-cell office:value-type="string">
            <text:p>sec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ec</text:p>
          </table:table-cell>
          <table:table-cell/>
          <table:table-cell table:style-name="ce5" table:formula="of:=[.B387]-[.E387]" office:value-type="float" office:value="-2">
            <text:p>-2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>
            <text:p>./standard_key/java_dl/danglingElse.key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/>
          <table:table-cell table:formula="of:=[.B388]-[.E388]" office:value-type="float" office:value="0">
            <text:p>0</text:p>
          </table:table-cell>
          <table:table-cell office:value-type="string">
            <text:p>sec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umme</text:p>
          </table:table-cell>
          <table:table-cell table:style-name="ce3" table:formula="of:=SUM([.B1:.B388])" office:value-type="float" office:value="2938">
            <text:p>2938</text:p>
          </table:table-cell>
          <table:table-cell table:style-name="ce3" office:value-type="string">
            <text:p>sec</text:p>
          </table:table-cell>
          <table:table-cell table:style-name="ce3"/>
          <table:table-cell table:style-name="ce3" table:formula="of:=SUM([.E1:.E388])" office:value-type="float" office:value="3228">
            <text:p>3228</text:p>
          </table:table-cell>
          <table:table-cell table:style-name="ce3" office:value-type="string">
            <text:p>sec</text:p>
          </table:table-cell>
          <table:table-cell table:style-name="ce3"/>
          <table:table-cell table:style-name="ce7" table:formula="of:=[.B389]-[.E389]" office:value-type="float" office:value="-290">
            <text:p>-290</text:p>
          </table:table-cell>
          <table:table-cell table:style-name="ce3" office:value-type="string">
            <text:p>sec</text:p>
          </table:table-cell>
          <table:table-cell table:style-name="ce3"/>
          <table:table-cell table:style-name="ce8"/>
          <table:table-cell table:style-name="ce10"/>
          <table:table-cell table:style-name="ce3"/>
          <table:table-cell table:style-name="ce11"/>
          <table:table-cell table:style-name="ce3" table:number-columns-repeated="1007"/>
          <table:table-cell table:style-name="ce1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sjoint branch</text:p>
          </table:table-cell>
          <table:table-cell table:number-columns-repeated="2"/>
          <table:table-cell table:style-name="ce4" office:value-type="string">
            <text:p>master branch</text:p>
          </table:table-cell>
          <table:table-cell table:number-columns-repeated="1019"/>
        </table:table-row>
        <table:table-row table:style-name="ro1" table:number-rows-repeated="10481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H1:Tabelle1.H387">
            <calcext:condition calcext:apply-style-name="Grün Fett" calcext:value="&lt;-1" calcext:base-cell-address="Tabelle1.H1"/>
            <calcext:condition calcext:apply-style-name="Rot Fett" calcext:value="&gt;1" calcext:base-cell-address="Tabelle1.H1"/>
          </calcext:conditional-format>
          <calcext:conditional-format calcext:target-range-address="Tabelle1.H389:Tabelle1.H389">
            <calcext:condition calcext:apply-style-name="Grün Fett" calcext:value="&lt;0" calcext:base-cell-address="Tabelle1.H388"/>
            <calcext:condition calcext:apply-style-name="Rot Fett" calcext:value="&gt;0" calcext:base-cell-address="Tabelle1.H388"/>
          </calcext:conditional-format>
          <calcext:conditional-format calcext:target-range-address="Tabelle1.L2:Tabelle1.L1048576">
            <calcext:condition calcext:apply-style-name="Grün Fett" calcext:value="&lt;-1" calcext:base-cell-address="Tabelle1.L1"/>
            <calcext:condition calcext:apply-style-name="Rot Fett" calcext:value="&gt;1" calcext:base-cell-address="Tabelle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ext-properties fo:color="#00ff00"/>
    </style:style>
    <style:style style:name="Rot" style:family="table-cell" style:parent-style-name="Default">
      <style:text-properties fo:color="#ff0000"/>
    </style:style>
    <style:style style:name="Grün_20_Fett" style:display-name="Grün Fett" style:family="table-cell" style:parent-style-name="Default">
      <style:text-properties fo:color="#00ff00" fo:font-weight="bold"/>
    </style:style>
    <style:style style:name="Rot_20_Fett" style:display-name="Rot Fett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.00.0000</text:date>, <text:time style:data-style-name="N2" text:time-value="0000-00-00T11:36: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6-26T15:10:27</dc:date>
    <meta:generator>LibreOffice/3.6$Linux_X86_64 LibreOffice_project/360m1$Build-304</meta:generator>
    <meta:editing-duration>PT1H42M14S</meta:editing-duration>
    <meta:editing-cycles>29</meta:editing-cycles>
    <meta:document-statistic meta:table-count="1" meta:cell-count="2725" meta:object-count="0"/>
  </office:meta>
</office:document-meta>
</file>